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font-name="Arial" style:font-name-asian="Droid Sans Fallback" style:font-name-complex="Lohit Hindi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table:style-name="ce6"/>
          <table:table-cell table:number-columns-repeated="2"/>
          <table:table-cell table:style-name="ce6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54.3519943199427">
            <text:p>54,35</text:p>
          </table:table-cell>
          <table:table-cell table:formula="of:=AVERAGE([.D6];[.J6];[.P6])" office:value-type="float" office:value="20">
            <text:p>20,00</text:p>
          </table:table-cell>
          <table:table-cell table:formula="of:=AVERAGE([.E6];[.K6];[.Q6])" office:value-type="float" office:value="20.375">
            <text:p>20,38</text:p>
          </table:table-cell>
          <table:table-cell table:formula="of:=AVERAGE([.F6];[.L6];[.R6])" office:value-type="float" office:value="55.7267310630511">
            <text:p>55,73</text:p>
          </table:table-cell>
          <table:table-cell table:formula="of:=AVERAGE([.G6];[.M6];[.S6])" office:value-type="float" office:value="22.2529815154067">
            <text:p>22,25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169.46">
            <text:p>169,46</text:p>
          </table:table-cell>
          <table:table-cell table:formula="of:=AVERAGE([.D9];[.J9];[.P9])" office:value-type="float" office:value="121.666666666667">
            <text:p>121,67</text:p>
          </table:table-cell>
          <table:table-cell table:formula="of:=AVERAGE([.E9];[.K9];[.Q9])" office:value-type="float" office:value="107.833333333333">
            <text:p>107,83</text:p>
          </table:table-cell>
          <table:table-cell table:formula="of:=AVERAGE([.F9];[.L9];[.S8])" office:value-type="float" office:value="401.35">
            <text:p>401,35</text:p>
          </table:table-cell>
          <table:table-cell table:formula="of:=AVERAGE([.G9];[.M9];[.S9])" office:value-type="float" office:value="372.736666666667">
            <text:p>372,74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681cm" svg:height="18.114cm" svg:x="0.001cm" svg:y="19.418cm">
            <draw:object draw:notify-on-update-of-ranges="resultados.T15:resultados.T22 resultados.U14:resultados.U14 resultados.U15:resultados.U22 resultados.T15:resultados.T22 resultados.V14:resultados.V14 resultados.V15:resultados.V22 resultados.T15:resultados.T22 resultados.W14:resultados.W14 resultados.W15:resultados.W22 resultados.T15:resultados.T22 resultados.X14:resultados.X14 resultados.X15:resultados.X22 resultados.T15:resultados.T22 resultados.Y14:resultados.Y14 resultados.Y15:resultados.Y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3.067cm" svg:height="18.327cm" svg:x="0.001cm" svg:y="38.383cm">
            <draw:object draw:notify-on-update-of-ranges="resultados.T25:resultados.T32 resultados.U24:resultados.U24 resultados.U25:resultados.U32 resultados.T25:resultados.T32 resultados.V24:resultados.V24 resultados.V25:resultados.V32 resultados.T25:resultados.T32 resultados.W24:resultados.W24 resultados.W25:resultados.W32 resultados.T25:resultados.T32 resultados.X24:resultados.X24 resultados.X25:resultados.X32 resultados.T25:resultados.T32 resultados.Y24:resultados.Y24 resultados.Y25:resultados.Y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2.847cm" svg:height="18.247cm" svg:x="0.001cm" svg:y="57.349cm">
            <draw:object draw:notify-on-update-of-ranges="resultados.T35:resultados.T42 resultados.U34:resultados.U34 resultados.U35:resultados.U42 resultados.T35:resultados.T42 resultados.V34:resultados.V34 resultados.V35:resultados.V42 resultados.T35:resultados.T42 resultados.W34:resultados.W34 resultados.W35:resultados.W42 resultados.T35:resultados.T42 resultados.X34:resultados.X34 resultados.X35:resultados.X42 resultados.T35:resultados.T42 resultados.Y34:resultados.Y34 resultados.Y35:resultados.Y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6:41:44</dc:date>
    <dc:creator>diego </dc:creator>
    <meta:editing-duration>PT2H21M58S</meta:editing-duration>
    <meta:editing-cycles>53</meta:editing-cycles>
    <meta:document-statistic meta:table-count="3" meta:cell-count="9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8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0">
                <text:p>0</text:p>
                <draw:g>
                  <svg:desc>resultados.U5:resultados.U12</svg:desc>
                </draw:g>
              </table:table-cell>
              <table:table-cell office:value-type="float" office:value="NaN">
                <text:p>NaN</text:p>
                <draw:g>
                  <svg:desc>resultados.V5:resultados.V12</svg:desc>
                </draw:g>
              </table:table-cell>
              <table:table-cell office:value-type="float" office:value="NaN">
                <text:p>NaN</text:p>
                <draw:g>
                  <svg:desc>resultados.W5:resultados.W12</svg:desc>
                </draw:g>
              </table:table-cell>
              <table:table-cell office:value-type="float" office:value="NaN">
                <text:p>NaN</text:p>
                <draw:g>
                  <svg:desc>resultados.X5:resultados.X12</svg:desc>
                </draw:g>
              </table:table-cell>
              <table:table-cell office:value-type="float" office:value="NaN">
                <text:p>NaN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54.3519943199427">
                <text:p>54.3519943199427</text:p>
              </table:table-cell>
              <table:table-cell office:value-type="float" office:value="20">
                <text:p>20</text:p>
              </table:table-cell>
              <table:table-cell office:value-type="float" office:value="20.375">
                <text:p>20.375</text:p>
              </table:table-cell>
              <table:table-cell office:value-type="float" office:value="55.7267310630511">
                <text:p>55.7267310630511</text:p>
              </table:table-cell>
              <table:table-cell office:value-type="float" office:value="22.2529815154067">
                <text:p>22.2529815154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2cm" svg:height="18.115cm" xlink:href=".." xlink:type="simple" chart:class="chart:scatter" chart:style-name="ch1">
        <chart:title svg:x="15.967cm" svg:y="0.498cm" chart:style-name="ch2">
          <text:p>NT</text:p>
        </chart:title>
        <chart:legend chart:legend-position="end" svg:x="24.247cm" svg:y="7.762cm" style:legend-expansion="high" chart:style-name="ch3"/>
        <chart:plot-area chart:style-name="ch4" table:cell-range-address="resultados.T15:resultados.Y22 resultados.U14:resultados.Y14" chart:data-source-has-labels="row" svg:x="1.103cm" svg:y="2.363cm" svg:width="21.838cm" svg:height="14.97cm">
          <chartooo:coordinate-region svg:x="2.015cm" svg:y="2.562cm" svg:width="20.554cm" svg:height="14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5:resultados.U22" chart:label-cell-address="resultados.U14:resultados.U14" chart:class="chart:scatter">
            <chart:domain table:cell-range-address="resultados.T15:resultados.T22"/>
            <chart:data-point chart:repeated="8"/>
          </chart:series>
          <chart:series chart:style-name="ch9" chart:values-cell-range-address="resultados.V15:resultados.V22" chart:label-cell-address="resultados.V14:resultados.V14" chart:class="chart:scatter">
            <chart:data-point chart:repeated="8"/>
          </chart:series>
          <chart:series chart:style-name="ch10" chart:values-cell-range-address="resultados.W15:resultados.W22" chart:label-cell-address="resultados.W14:resultados.W14" chart:class="chart:scatter">
            <chart:data-point chart:repeated="8"/>
          </chart:series>
          <chart:series chart:style-name="ch11" chart:values-cell-range-address="resultados.X15:resultados.X22" chart:label-cell-address="resultados.X14:resultados.X14" chart:class="chart:scatter">
            <chart:data-point chart:repeated="8"/>
          </chart:series>
          <chart:series chart:style-name="ch12" chart:values-cell-range-address="resultados.Y15:resultados.Y22" chart:label-cell-address="resultados.Y14:resultados.Y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4:resultados.U14</svg:desc>
                </draw:g>
              </table:table-cell>
              <table:table-cell office:value-type="string">
                <text:p>Media total datos clusterizados</text:p>
                <draw:g>
                  <svg:desc>resultados.V14:resultados.V14</svg:desc>
                </draw:g>
              </table:table-cell>
              <table:table-cell office:value-type="string">
                <text:p>Media total datos sin clusterizar</text:p>
                <draw:g>
                  <svg:desc>resultados.W14:resultados.W14</svg:desc>
                </draw:g>
              </table:table-cell>
              <table:table-cell office:value-type="string">
                <text:p>Desviación estándar total datos clusterizados</text:p>
                <draw:g>
                  <svg:desc>resultados.X14:resultados.X1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4:resultados.Y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5:resultados.T22</svg:desc>
                </draw:g>
              </table:table-cell>
              <table:table-cell office:value-type="float" office:value="0">
                <text:p>0</text:p>
                <draw:g>
                  <svg:desc>resultados.U15:resultados.U22</svg:desc>
                </draw:g>
              </table:table-cell>
              <table:table-cell office:value-type="float" office:value="NaN">
                <text:p>NaN</text:p>
                <draw:g>
                  <svg:desc>resultados.V15:resultados.V22</svg:desc>
                </draw:g>
              </table:table-cell>
              <table:table-cell office:value-type="float" office:value="NaN">
                <text:p>NaN</text:p>
                <draw:g>
                  <svg:desc>resultados.W15:resultados.W22</svg:desc>
                </draw:g>
              </table:table-cell>
              <table:table-cell office:value-type="float" office:value="NaN">
                <text:p>NaN</text:p>
                <draw:g>
                  <svg:desc>resultados.X15:resultados.X22</svg:desc>
                </draw:g>
              </table:table-cell>
              <table:table-cell office:value-type="float" office:value="NaN">
                <text:p>NaN</text:p>
                <draw:g>
                  <svg:desc>resultados.Y15:resultados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2cm" svg:y="7.869cm" style:legend-expansion="high" chart:style-name="ch3"/>
        <chart:plot-area chart:style-name="ch4" table:cell-range-address="resultados.T25:resultados.Y32 resultados.U24:resultados.Y24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5:resultados.U32" chart:label-cell-address="resultados.U24:resultados.U24" chart:class="chart:scatter">
            <chart:domain table:cell-range-address="resultados.T25:resultados.T32"/>
            <chart:data-point chart:repeated="8"/>
          </chart:series>
          <chart:series chart:style-name="ch9" chart:values-cell-range-address="resultados.V25:resultados.V32" chart:label-cell-address="resultados.V24:resultados.V24" chart:class="chart:scatter">
            <chart:data-point chart:repeated="8"/>
          </chart:series>
          <chart:series chart:style-name="ch10" chart:values-cell-range-address="resultados.W25:resultados.W32" chart:label-cell-address="resultados.W24:resultados.W24" chart:class="chart:scatter">
            <chart:data-point chart:repeated="8"/>
          </chart:series>
          <chart:series chart:style-name="ch11" chart:values-cell-range-address="resultados.X25:resultados.X32" chart:label-cell-address="resultados.X24:resultados.X24" chart:class="chart:scatter">
            <chart:data-point chart:repeated="8"/>
          </chart:series>
          <chart:series chart:style-name="ch12" chart:values-cell-range-address="resultados.Y25:resultados.Y32" chart:label-cell-address="resultados.Y24:resultados.Y2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4:resultados.U24</svg:desc>
                </draw:g>
              </table:table-cell>
              <table:table-cell office:value-type="string">
                <text:p>Media total datos clusterizados</text:p>
                <draw:g>
                  <svg:desc>resultados.V24:resultados.V24</svg:desc>
                </draw:g>
              </table:table-cell>
              <table:table-cell office:value-type="string">
                <text:p>Media total datos sin clusterizar</text:p>
                <draw:g>
                  <svg:desc>resultados.W24:resultados.W24</svg:desc>
                </draw:g>
              </table:table-cell>
              <table:table-cell office:value-type="string">
                <text:p>Desviación estándar total datos clusterizados</text:p>
                <draw:g>
                  <svg:desc>resultados.X24:resultados.X2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4:resultados.Y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5:resultados.T32</svg:desc>
                </draw:g>
              </table:table-cell>
              <table:table-cell office:value-type="float" office:value="0">
                <text:p>0</text:p>
                <draw:g>
                  <svg:desc>resultados.U25:resultados.U32</svg:desc>
                </draw:g>
              </table:table-cell>
              <table:table-cell office:value-type="float" office:value="NaN">
                <text:p>NaN</text:p>
                <draw:g>
                  <svg:desc>resultados.V25:resultados.V32</svg:desc>
                </draw:g>
              </table:table-cell>
              <table:table-cell office:value-type="float" office:value="NaN">
                <text:p>NaN</text:p>
                <draw:g>
                  <svg:desc>resultados.W25:resultados.W32</svg:desc>
                </draw:g>
              </table:table-cell>
              <table:table-cell office:value-type="float" office:value="NaN">
                <text:p>NaN</text:p>
                <draw:g>
                  <svg:desc>resultados.X25:resultados.X32</svg:desc>
                </draw:g>
              </table:table-cell>
              <table:table-cell office:value-type="float" office:value="NaN">
                <text:p>NaN</text:p>
                <draw:g>
                  <svg:desc>resultados.Y25:resultados.Y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2cm" svg:y="7.829cm" style:legend-expansion="high" chart:style-name="ch3"/>
        <chart:plot-area chart:style-name="ch4" table:cell-range-address="resultados.T35:resultados.Y42 resultados.U34:resultados.Y34" chart:data-source-has-labels="row" svg:x="1.106cm" svg:y="2.371cm" svg:width="21.995cm" svg:height="15.093cm">
          <chartooo:coordinate-region svg:x="2.018cm" svg:y="2.57cm" svg:width="20.711cm" svg:height="14.2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35:resultados.U42" chart:label-cell-address="resultados.U34:resultados.U34" chart:class="chart:scatter">
            <chart:domain table:cell-range-address="resultados.T35:resultados.T42"/>
            <chart:data-point chart:repeated="8"/>
          </chart:series>
          <chart:series chart:style-name="ch9" chart:values-cell-range-address="resultados.V35:resultados.V42" chart:label-cell-address="resultados.V34:resultados.V34" chart:class="chart:scatter">
            <chart:data-point chart:repeated="8"/>
          </chart:series>
          <chart:series chart:style-name="ch10" chart:values-cell-range-address="resultados.W35:resultados.W42" chart:label-cell-address="resultados.W34:resultados.W34" chart:class="chart:scatter">
            <chart:data-point chart:repeated="8"/>
          </chart:series>
          <chart:series chart:style-name="ch11" chart:values-cell-range-address="resultados.X35:resultados.X42" chart:label-cell-address="resultados.X34:resultados.X34" chart:class="chart:scatter">
            <chart:data-point chart:repeated="8"/>
          </chart:series>
          <chart:series chart:style-name="ch12" chart:values-cell-range-address="resultados.Y35:resultados.Y42" chart:label-cell-address="resultados.Y34:resultados.Y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34:resultados.U34</svg:desc>
                </draw:g>
              </table:table-cell>
              <table:table-cell office:value-type="string">
                <text:p>Media total datos clusterizados</text:p>
                <draw:g>
                  <svg:desc>resultados.V34:resultados.V34</svg:desc>
                </draw:g>
              </table:table-cell>
              <table:table-cell office:value-type="string">
                <text:p>Media total datos sin clusterizar</text:p>
                <draw:g>
                  <svg:desc>resultados.W34:resultados.W34</svg:desc>
                </draw:g>
              </table:table-cell>
              <table:table-cell office:value-type="string">
                <text:p>Desviación estándar total datos clusterizados</text:p>
                <draw:g>
                  <svg:desc>resultados.X34:resultados.X3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4:resultados.Y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35:resultados.T42</svg:desc>
                </draw:g>
              </table:table-cell>
              <table:table-cell office:value-type="float" office:value="0">
                <text:p>0</text:p>
                <draw:g>
                  <svg:desc>resultados.U35:resultados.U42</svg:desc>
                </draw:g>
              </table:table-cell>
              <table:table-cell office:value-type="float" office:value="NaN">
                <text:p>NaN</text:p>
                <draw:g>
                  <svg:desc>resultados.V35:resultados.V42</svg:desc>
                </draw:g>
              </table:table-cell>
              <table:table-cell office:value-type="float" office:value="NaN">
                <text:p>NaN</text:p>
                <draw:g>
                  <svg:desc>resultados.W35:resultados.W42</svg:desc>
                </draw:g>
              </table:table-cell>
              <table:table-cell office:value-type="float" office:value="NaN">
                <text:p>NaN</text:p>
                <draw:g>
                  <svg:desc>resultados.X35:resultados.X42</svg:desc>
                </draw:g>
              </table:table-cell>
              <table:table-cell office:value-type="float" office:value="NaN">
                <text:p>NaN</text:p>
                <draw:g>
                  <svg:desc>resultados.Y35:resultados.Y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